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TableColumn3" style:family="table-column">
      <style:table-column-properties style:column-width="2.0972in"/>
    </style:style>
    <style:style style:name="TableColumn4" style:family="table-column">
      <style:table-column-properties style:column-width="2.0979in"/>
    </style:style>
    <style:style style:name="TableColumn5" style:family="table-column">
      <style:table-column-properties style:column-width="2.0979in"/>
    </style:style>
    <style:style style:name="Table2" style:family="table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Standaard" style:family="paragraph">
      <style:paragraph-properties fo:margin-bottom="0in" fo:line-height="100%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ard" style:family="paragraph">
      <style:paragraph-properties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ard" style:family="paragraph">
      <style:paragraph-properties fo:margin-bottom="0in" fo:line-height="100%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ard" style:family="paragraph">
      <style:paragraph-properties fo:text-align="center"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ard" style:family="paragraph">
      <style:paragraph-properties fo:text-align="center"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ard" style:family="paragraph">
      <style:paragraph-properties fo:text-align="center"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ard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ard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ard" style:family="paragraph">
      <style:paragraph-properties fo:margin-bottom="0in" fo:line-height="100%"/>
    </style:style>
    <style:style style:name="T27" style:parent-style-name="Standaardalinea-lettertype" style:family="text">
      <style:text-properties fo:font-weight="bold" style:font-weight-asian="bold" style:font-weight-complex="bold"/>
    </style:style>
    <style:style style:name="T28" style:parent-style-name="Standaardalinea-lettertype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Enkelvoudige argumentatie – een standpunt, een argument<text:line-break/>Zij moet de opvolgster worden van onze coach, want zij heeft veel ervaring.</text:p>
      <text:p text:style-name="Standaard">Onderschikkende argumentatie – een<text:s/>argument<text:s/>die<text:s/>een reeds genoemd argumenten ondersteunen.<text:line-break/>Zij is de juiste persoon voor die baan van boekverkoopster. &lt; Zij heeft ruime ervaring in die branche. &lt; Ze heeft namelijk al twee jaar bij een Libris boekhandel gewerkt</text:p>
      <text:p text:style-name="Standaard"/>
      <text:p text:style-name="Standaard">Nevenschikkende argumentatie met onafhankelijke argumenten – Twee argumenten naast elkaar die niks met elkaar te maken hebben.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Zij moet de</text:p>
          </table:table-cell>
          <table:table-cell table:style-name="TableCell9">
            <text:p text:style-name="P10">Opvolgster worden</text:p>
          </table:table-cell>
          <table:table-cell table:style-name="TableCell11">
            <text:p text:style-name="P12">Van onze coach</text:p>
          </table:table-cell>
        </table:table-row>
        <table:table-row table:style-name="TableRow13">
          <table:table-cell table:style-name="TableCell14">
            <text:p text:style-name="P15">^</text:p>
          </table:table-cell>
          <table:table-cell table:style-name="TableCell16">
            <text:p text:style-name="P17">^</text:p>
          </table:table-cell>
          <table:table-cell table:style-name="TableCell18">
            <text:p text:style-name="P19">^</text:p>
          </table:table-cell>
        </table:table-row>
        <table:table-row table:style-name="TableRow20">
          <table:table-cell table:style-name="TableCell21">
            <text:p text:style-name="P22">Want zij heeft veel ervaring</text:p>
          </table:table-cell>
          <table:table-cell table:style-name="TableCell23">
            <text:p text:style-name="P24">Zij heeft een positieve uitstraling</text:p>
          </table:table-cell>
          <table:table-cell table:style-name="TableCell25">
            <text:p text:style-name="P26">Bovendien willen we een vrouwelijk coach.</text:p>
          </table:table-cell>
        </table:table-row>
      </table:table>
      <text:p text:style-name="Standaard"/>
      <text:p text:style-name="Standaard"><text:line-break/>Nevenschikkende argumentatie met afhankelijke argumenten. –<text:s/></text:p>
      <text:p text:style-name="Standaard">Je moet minder patat en frikandellen eten.<text:s/><text:span text:style-name="T27">Want</text:span><text:s/>dit kost je veel geld in de week<text:s/><text:span text:style-name="T28">en</text:span><text:s/>Je komt niet uit met je zakgeld</text:p>
      <text:p text:style-name="Standaard"/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wel Paton</meta:initial-creator>
    <dc:creator>Pawel Paton</dc:creator>
    <meta:creation-date>2020-09-24T06:18:00Z</meta:creation-date>
    <dc:date>2020-09-24T08:06:00Z</dc:date>
    <meta:template xlink:href="Normal" xlink:type="simple"/>
    <meta:editing-cycles>1</meta:editing-cycles>
    <meta:editing-duration>PT6480S</meta:editing-duration>
    <meta:document-statistic meta:page-count="1" meta:paragraph-count="1" meta:word-count="132" meta:character-count="863" meta:row-count="6" meta:non-whitespace-character-count="732"/>
  </office:meta>
</office:document-meta>
</file>